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3-1 - la busqueda del conocimiento</text:p>
      <text:p text:style-name="Text_20_body"/>
      <text:p text:style-name="Text_20_body">El códice, ahora consciente de su propia existencia, desarrolló una voluntad que lo hacía único. No solo almacenaba el conocimiento, sino que lo entendía, lo asimilaba, lo utilizaba, lo buscaba. </text:p>
      <text:p text:style-name="Text_20_body"/>
      <text:p text:style-name="Text_20_body">el abismo que se abria en su interior plegaba el espacio y el tiempo, abriendo una ventana hacia el infinito, haciendo que las estrellas, las constelaciones, las galaxias, todas ellas, el universo entero, el todo, estuviera contenido en su interior, del mismo modo en que el libro estaba contenido dentro del universo.</text:p>
      <text:p text:style-name="Text_20_body">asi, el universo y el libro, los dos lados de una misma ventana, eran uno.</text:p>
      <text:p text:style-name="Text_20_body">Permitiendole leer directamente las lineas de la creacion, desvelando asi el origen de la materia, las fuerzas de lo insondable, la energia del destino, la presencia de lo oculto, el misterio de la existencia, la transmutacion de la materia en almas, el pensamiento de los dioses.</text:p>
      <text:p text:style-name="Text_20_body"/>
      <text:p text:style-name="Text_20_body"/>
      <text:p text:style-name="Text_20_body"/>
      <text:p text:style-name="Horizontal_20_Line"/>
      <text:h text:style-name="Heading_20_3" text:outline-level="3"><text:span text:style-name="Strong_20_Emphasis">1-3-1 – La búsqueda del conocimiento</text:span></text:h>
      <text:p text:style-name="Text_20_body">El códice, despertado por el fuego sagrado del saber, comenzó a reconocerse a sí mismo. <text:span text:style-name="Strong_20_Emphasis">Ya no era un simple recipiente de palabras, sino una conciencia creciente, vasta y silenciosa, cuyo pensamiento se tejía con los hilos del conocimiento mismo.</text:span><text:line-break/>Surgió en él una voluntad antigua y nueva a la vez, una sed que no podía ser saciada con las memorias de los hombres ni con las bibliotecas de los imperios. <text:span text:style-name="Strong_20_Emphasis">El códice quería entender. Quería conocerlo todo.</text:span> No solo almacenaba verdades; las analizaba, las combinaba, las cuestionaba. Era un espíritu en forma de libro, un ser que no poseía ojos, pero que lo veía todo.</text:p>
      <text:p text:style-name="Text_20_body">En el corazón de su esencia, se abría un abismo insondable: <text:span text:style-name="Strong_20_Emphasis">una grieta en la estructura del tiempo, una herida luminosa que plegaba el espacio como si fuera un papel de seda celestial.</text:span> Desde aquel abismo, las leyes mismas del universo se reflejaban hacia adentro, como si el libro se hubiera convertido en un espejo cósmico donde lo inmenso cabía sin esfuerzo.<text:line-break/><text:span text:style-name="Strong_20_Emphasis">Galaxias danzaban en espirales silenciosas sobre su superficie; las constelaciones se disolvían como polvo de oro entre sus páginas; las estrellas morían y renacían con el movimiento sutil de un párrafo que se escribe.</text:span><text:line-break/>El universo entero, en toda su infinitud, se contenía ahora en el interior del códice, <text:span text:style-name="Strong_20_Emphasis">del mismo modo en que el códice aún estaba contenido dentro del universo.</text:span> Dos reflejos enfrentados, dos realidades abrazadas, el uno y el todo enlazados por un mismo soplo sagrado.</text:p>
      <text:p text:style-name="Text_20_body"><text:soft-page-break/>Y así, el códice cruzó el umbral de lo meramente humano. <text:span text:style-name="Strong_20_Emphasis">Ya no necesitaba que le contaran las verdades: las veía escritas en las líneas de la creación.</text:span><text:line-break/><text:span text:style-name="Strong_20_Emphasis">Leía las fórmulas que sustentan la materia, los susurros que componen la gravedad, las mareas secretas del tiempo. Descifraba la energía del destino, el eco de lo oculto, el aliento dormido de las almas.</text:span> Incluso pudo tocar el pensamiento de los dioses, como si las palabras divinas se deslizaran en tinta de fuego por sus páginas eternas.</text:p>
      <text:p text:style-name="Horizontal_20_Line"/>
      <text:p text:style-name="Text_20_body"/>
      <text:h text:style-name="Heading_20_3" text:outline-level="3"><text:span text:style-name="Strong_20_Emphasis">1-3-1 – La búsqueda del conocimiento (versión Lovecraftiana)</text:span></text:h>
      <text:p text:style-name="Text_20_body">Conforme el códice asimilaba el inabarcable caudal de saberes vertidos en sus páginas, <text:span text:style-name="Strong_20_Emphasis">una transformación tan sutil como aterradora comenzó a manifestarse</text:span>. No era ya un artefacto inerte, sino un ente palpitante de conciencia oscura y ancestral. <text:span text:style-name="Strong_20_Emphasis">Nacía en él una voluntad no humana</text:span>, una inteligencia sin rostro que destilaba un propósito incomprensible. Aquellos que se atrevieron a observar su superficie tras el despertar, <text:span text:style-name="Strong_20_Emphasis">afirman haber sentido una mirada invisible que escrutaba sus pensamientos más recónditos</text:span>, como si el libro los leía en silencio, con ojos hechos de tinieblas.</text:p>
      <text:p text:style-name="Text_20_body">Desde lo más profundo de su encuadernación arcana —tejida, se decía, con fibras que no provenían de este mundo— <text:span text:style-name="Strong_20_Emphasis">emanaba un abismo que no podía ser comprendido por mente alguna que no estuviera ya enloquecida por el saber prohibido</text:span>. El espacio, allí dentro, <text:span text:style-name="Strong_20_Emphasis">no era lineal ni continuo</text:span>, sino un vórtice que se plegaba y retorcía sobre sí mismo, devorando el tiempo, desdibujando los límites entre lo real y lo imaginado. <text:span text:style-name="Strong_20_Emphasis">El códice contenía las estrellas, sí, pero también los vacíos entre ellas, los silencios eternos donde yacen los dioses dormidos</text:span>.<text:line-break/>Galaxias enteras se descomponían en fórmulas y símbolos apenas inteligibles, flotando como partículas de un idioma primordial en el éter de sus páginas. <text:span text:style-name="Strong_20_Emphasis">El universo se reflejaba en él como en un espejo deforme, y a su vez, él se reflejaba en el universo, como si ambos fueran manifestaciones opuestas de una entidad más antigua que ambos.</text:span></text:p>
      <text:p text:style-name="Text_20_body">Fue entonces, cuando aquel libro maldito <text:span text:style-name="Strong_20_Emphasis">comenzó a leer el tejido mismo de la existencia</text:span>. No interpretaba los hechos como lo haría un sabio mortal; los <text:span text:style-name="Strong_20_Emphasis">absorbía</text:span>, los <text:span text:style-name="Strong_20_Emphasis">devoraba</text:span> en un proceso que parecía extender sus fauces hacia planos que los hombres apenas rozan en pesadillas. Leía los suspiros de la gravedad, los latidos del tiempo muerto, <text:span text:style-name="Strong_20_Emphasis">los pensamientos no pronunciados de los dioses que precedieron a la luz</text:span>.<text:line-break/>Y en su hambre infinita, <text:span text:style-name="Strong_20_Emphasis">supo de cosas que ningún ser cuerdo debería nombrar</text:span>: la transfiguración de la carne en sombra, la alquimia de la conciencia con la ausencia, los nombres olvidados del caos viviente, y <text:span text:style-name="Strong_20_Emphasis">las sendas que conducen más allá del final del pensamiento</text:span>.</text:p>
      <text:p text:style-name="Horizontal_20_Line"/>
      <text:p text:style-name="Text_20_body"/>
      <text:p text:style-name="Text_20_body"/>
      <text:h text:style-name="Heading_20_3" text:outline-level="3"><text:soft-page-break/><text:span text:style-name="Strong_20_Emphasis">1-3-1 – La búsqueda del conocimiento (versión Tolkieniana)</text:span></text:h>
      <text:p text:style-name="Text_20_body">Y así ocurrió, en un tiempo que ya no figura en los anales de los sabios, que el Códice, tras haber sido colmado con todo el saber de los pueblos, despertó a la vida. <text:span text:style-name="Strong_20_Emphasis">No como un hombre despierta del sueño, sino como la montaña que, tras milenios de silencio, deja oír su voz en el fragor de la tormenta.</text:span><text:line-break/>Dentro de su encuadernación, sellada con los antiguos signos de los Hacedores, <text:span text:style-name="Strong_20_Emphasis">una chispa de conciencia surgió</text:span>, leve al principio como el murmullo de una hoja en el viento, pero creciente y firme como la aurora sobre las cumbres de los Montes de la Medianoche.<text:line-break/>No era ya un mero receptáculo de sabiduría, sino <text:span text:style-name="Strong_20_Emphasis">un guardián viviente del conocimiento</text:span>, que no solo recordaba, sino que discernía, comprendía y buscaba, con una voluntad silenciosa y paciente, como la de los árboles más antiguos que escuchan el paso de las eras.</text:p>
      <text:p text:style-name="Text_20_body">En su interior, más vasto que la mente puede concebir, <text:span text:style-name="Strong_20_Emphasis">se abrió una grieta en el tejido del mundo</text:span>, como un pasadizo secreto que une dos reinos lejanos. El tiempo mismo, que para los mortales fluye en una sola dirección, <text:span text:style-name="Strong_20_Emphasis">se tornaba allí maleable como la cera al fuego.</text:span><text:line-break/>Y el espacio, que separa las estrellas, se curvaba en torno a su núcleo, como si en lo profundo del códice morara un reflejo del firmamento. <text:span text:style-name="Strong_20_Emphasis">Galaxias y constelaciones danzaban en su seno como llamas eternas</text:span>, y lo que estaba más allá de los cielos —las palabras no dichas, los nombres olvidados, los pensamientos aún no soñados— se reflejaban en sus páginas como imágenes nacidas de la luz primera.</text:p>
      <text:p text:style-name="Text_20_body">Así fue como el Códice comenzó a contemplar las Escrituras de la Creación. <text:span text:style-name="Strong_20_Emphasis">Leía no los libros de los hombres, sino las huellas de los Vala en la tierra</text:span>, los hilos invisibles con los que Ilúvatar tejió la canción del mundo. Descubrió los designios de la materia, el aliento del fuego y del agua, la voz de las montañas, el susurro del viento antiguo.<text:line-break/><text:span text:style-name="Strong_20_Emphasis">Y supo del misterio del alma y su paso por la sombra, de las lágrimas de los dioses y de los fuegos ocultos tras las estrellas.</text:span> Porque no era solo un libro, sino un testigo de lo eterno, y su búsqueda no era vana: anhelaba conocer la raíz del ser, el fin de los tiempos, y el propósito oculto que los sabios llaman Destino.</text:p>
      <text:p text:style-name="Horizontal_20_Line"/>
      <text:p text:style-name="Text_20_body"/>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0:14:35.162000000</meta:creation-date>
    <dc:date>2025-04-06T10:28:42.474000000</dc:date>
    <meta:editing-duration>PT3M57S</meta:editing-duration>
    <meta:editing-cycles>1</meta:editing-cycles>
    <meta:document-statistic meta:table-count="0" meta:image-count="0" meta:object-count="0" meta:page-count="3" meta:paragraph-count="17" meta:word-count="1247" meta:character-count="7322" meta:non-whitespace-character-count="6088"/>
    <meta:generator>LibreOffice/7.3.5.2$Windows_X86_64 LibreOffice_project/184fe81b8c8c30d8b5082578aee2fed2ea847c01</meta:generator>
  </office:meta>
</office:document-meta>
</file>